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officeooo:rsid="0005a08e" officeooo:paragraph-rsid="0005a08e"/>
    </style:style>
    <style:style style:name="P2" style:family="paragraph" style:parent-style-name="Header">
      <style:text-properties officeooo:rsid="0005a08e" officeooo:paragraph-rsid="0005a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in is fairly easy to use <text:s/>and the UI is easy to get around.</text:p>
      <text:p text:style-name="P1">What makes it hard to use is remembering all the steps. As the steps to each action has a clear structure.</text:p>
      <text:p text:style-name="P1">Gary pointed out a clear problem that he and myself relied heavy on the slack group to communicate with each other.</text:p>
      <text:p text:style-name="P1">We needed to send each other asset ID, account ID and more, this was excluding the Network access tokens, Generator URL and Blockchain ID </text:p>
      <text:p text:style-name="P1">that were needed to connect on the same Network.</text:p>
      <text:p text:style-name="P1">I found that I had to constantly reference </text:p>
      <text:p text:style-name="P1">http://13.95.95.38:1999/docs/core/build-applications/transaction-basics#creating-transactions </text:p>
      <text:p text:style-name="P1">to know what action i had to do on certain transactions but it was really easy to do once we got into i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a08e" officeooo:paragraph-rsid="0005a0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rst thoughts on chain co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08:06:33.779116177</dc:date>
    <meta:editing-duration>PT1M46S</meta:editing-duration>
    <meta:editing-cycles>1</meta:editing-cycles>
    <meta:document-statistic meta:table-count="0" meta:image-count="0" meta:object-count="0" meta:page-count="1" meta:paragraph-count="9" meta:word-count="126" meta:character-count="739" meta:non-whitespace-character-count="618"/>
    <meta:generator>LibreOffice/5.1.4.2$Linux_X86_64 LibreOffice_project/10m0$Build-2</meta:generator>
  </office:meta>
</office:document-meta>
</file>